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nguagens de programação modernas têm evoluído no sentido de utilizar sistemas de tipos mais flexíveis, que permitem aos programadores escrever programas sem restrições, como se estivessem programando em linguagens não tipadas ou com tipagem dinâmica, mas garantindo que erros de tipo não ocorram durante a execução do programa. O uso de sistemas de inferência de tipos, em vez de sistemas de verificação de tipos, é um exemplo de uma característica importante nessa direção, que, contudo, ainda introduz restrições nas linguagens devido ao desejo ou necessidade de manter o processo de inferência de tipos decidível e eficiente.</text:p>
      <text:p text:style-name="Standard">A maioria das linguagens atuais possui sistemas de tipos com suporte a definições polimórficas que permitem a definição de funções que operam sobre valores de diferentes tip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drigo Ribeiro</meta:initial-creator>
    <meta:creation-date>2010-08-11T18:49:31</meta:creation-date>
    <meta:document-statistic meta:table-count="0" meta:image-count="0" meta:object-count="0" meta:page-count="1" meta:paragraph-count="2" meta:word-count="123" meta:character-count="806"/>
    <dc:date>2010-08-11T18:53:28</dc:date>
    <dc:creator>Rodrigo Ribeiro</dc:creator>
    <meta:editing-duration>PT00H03M58S</meta:editing-duration>
    <meta:editing-cycles>1</meta:editing-cycles>
    <meta:generator>OpenOffice.org/3.2$Linux OpenOffice.org_project/320m12$Build-9483</meta:generator>
  </office:meta>
</office:document-meta>
</file>